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9" style:family="table">
      <style:table-properties style:width="25.294cm" fo:margin-top="0cm" fo:margin-bottom="0cm" table:align="left" style:writing-mode="lr-tb"/>
    </style:style>
    <style:style style:name="Table9.A" style:family="table-column">
      <style:table-column-properties style:column-width="5.503cm"/>
    </style:style>
    <style:style style:name="Table9.B" style:family="table-column">
      <style:table-column-properties style:column-width="6.694cm"/>
    </style:style>
    <style:style style:name="Table9.C" style:family="table-column">
      <style:table-column-properties style:column-width="5.001cm"/>
    </style:style>
    <style:style style:name="Table9.D" style:family="table-column">
      <style:table-column-properties style:column-width="3.704cm"/>
    </style:style>
    <style:style style:name="Table9.E" style:family="table-column">
      <style:table-column-properties style:column-width="4.392cm"/>
    </style:style>
    <style:style style:name="Table9.1" style:family="table-row">
      <style:table-row-properties style:min-row-height="1.533cm"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9.2" style:family="table-row">
      <style:table-row-properties style:min-row-height="0.691cm" fo:keep-together="auto"/>
    </style:style>
    <style:style style:name="Table9.3" style:family="table-row">
      <style:table-row-properties style:min-row-height="14.286cm" fo:keep-together="auto"/>
    </style:style>
    <style:style style:name="Table9.A3" style:family="table-cell">
      <style:table-cell-properties fo:padding-left="0.191cm" fo:padding-right="0.191cm" fo:padding-top="0cm" fo:padding-bottom="0cm" fo:border="1.5pt solid #000000"/>
    </style:style>
    <style:style style:name="Table9.B3" style:family="table-cell">
      <style:table-cell-properties fo:padding-left="0.191cm" fo:padding-right="0.191cm" fo:padding-top="0cm" fo:padding-bottom="0cm" fo:border="1.5pt solid #000000"/>
    </style:style>
    <style:style style:name="Table9.C3" style:family="table-cell">
      <style:table-cell-properties fo:padding-left="0.191cm" fo:padding-right="0.191cm" fo:padding-top="0cm" fo:padding-bottom="0cm" fo:border="1.5pt solid #000000"/>
    </style:style>
    <style:style style:name="Table9.D3" style:family="table-cell">
      <style:table-cell-properties fo:padding-left="0.191cm" fo:padding-right="0.191cm" fo:padding-top="0cm" fo:padding-bottom="0cm" fo:border="1.5pt solid #000000"/>
    </style:style>
    <style:style style:name="Table9.E3" style:family="table-cell">
      <style:table-cell-properties fo:padding-left="0.191cm" fo:padding-right="0.191cm" fo:padding-top="0cm" fo:padding-bottom="0cm" fo:border="1.5pt solid #000000"/>
    </style:style>
    <style:style style:name="Table1" style:family="table">
      <style:table-properties style:width="25.294cm" fo:margin-top="0cm" fo:margin-bottom="0cm" table:align="left" style:writing-mode="lr-tb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6.694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4.392cm"/>
    </style:style>
    <style:style style:name="Table1.1" style:family="table-row">
      <style:table-row-properties style:min-row-height="1.53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1.2" style:family="table-row">
      <style:table-row-properties style:min-row-height="0.691cm" fo:keep-together="auto"/>
    </style:style>
    <style:style style:name="Table1.3" style:family="table-row">
      <style:table-row-properties style:min-row-height="13.889cm" fo:keep-together="auto"/>
    </style:style>
    <style:style style:name="Table1.A3" style:family="table-cell">
      <style:table-cell-properties fo:padding-left="0.191cm" fo:padding-right="0.191cm" fo:padding-top="0cm" fo:padding-bottom="0cm" fo:border="1.5pt solid #000000"/>
    </style:style>
    <style:style style:name="Table1.B3" style:family="table-cell">
      <style:table-cell-properties fo:padding-left="0.191cm" fo:padding-right="0.191cm" fo:padding-top="0cm" fo:padding-bottom="0cm" fo:border="1.5pt solid #000000"/>
    </style:style>
    <style:style style:name="Table1.C3" style:family="table-cell">
      <style:table-cell-properties fo:padding-left="0.191cm" fo:padding-right="0.191cm" fo:padding-top="0cm" fo:padding-bottom="0cm" fo:border="1.5pt solid #000000"/>
    </style:style>
    <style:style style:name="Table1.D3" style:family="table-cell">
      <style:table-cell-properties fo:padding-left="0.191cm" fo:padding-right="0.191cm" fo:padding-top="0cm" fo:padding-bottom="0cm" fo:border="1.5pt solid #000000"/>
    </style:style>
    <style:style style:name="Table1.E3" style:family="table-cell">
      <style:table-cell-properties fo:padding-left="0.191cm" fo:padding-right="0.191cm" fo:padding-top="0cm" fo:padding-bottom="0cm" fo:border="1.5pt solid #000000"/>
    </style:style>
    <style:style style:name="Table2" style:family="table">
      <style:table-properties style:width="25.294cm" fo:margin-top="0cm" fo:margin-bottom="0cm" table:align="left" style:writing-mode="lr-tb"/>
    </style:style>
    <style:style style:name="Table2.A" style:family="table-column">
      <style:table-column-properties style:column-width="5.503cm"/>
    </style:style>
    <style:style style:name="Table2.B" style:family="table-column">
      <style:table-column-properties style:column-width="6.694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3.704cm"/>
    </style:style>
    <style:style style:name="Table2.E" style:family="table-column">
      <style:table-column-properties style:column-width="4.392cm"/>
    </style:style>
    <style:style style:name="Table2.1" style:family="table-row">
      <style:table-row-properties style:min-row-height="1.53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2.2" style:family="table-row">
      <style:table-row-properties style:min-row-height="0.691cm" fo:keep-together="auto"/>
    </style:style>
    <style:style style:name="Table2.3" style:family="table-row">
      <style:table-row-properties style:min-row-height="13.889cm" fo:keep-together="auto"/>
    </style:style>
    <style:style style:name="Table2.A3" style:family="table-cell">
      <style:table-cell-properties fo:padding-left="0.191cm" fo:padding-right="0.191cm" fo:padding-top="0cm" fo:padding-bottom="0cm" fo:border="1.5pt solid #000000"/>
    </style:style>
    <style:style style:name="Table2.B3" style:family="table-cell">
      <style:table-cell-properties fo:padding-left="0.191cm" fo:padding-right="0.191cm" fo:padding-top="0cm" fo:padding-bottom="0cm" fo:border="1.5pt solid #000000"/>
    </style:style>
    <style:style style:name="Table2.C3" style:family="table-cell">
      <style:table-cell-properties fo:padding-left="0.191cm" fo:padding-right="0.191cm" fo:padding-top="0cm" fo:padding-bottom="0cm" fo:border="1.5pt solid #000000"/>
    </style:style>
    <style:style style:name="Table2.D3" style:family="table-cell">
      <style:table-cell-properties fo:padding-left="0.191cm" fo:padding-right="0.191cm" fo:padding-top="0cm" fo:padding-bottom="0cm" fo:border="1.5pt solid #000000"/>
    </style:style>
    <style:style style:name="Table2.E3" style:family="table-cell">
      <style:table-cell-properties fo:padding-left="0.191cm" fo:padding-right="0.191cm" fo:padding-top="0cm" fo:padding-bottom="0cm" fo:border="1.5pt solid #000000"/>
    </style:style>
    <style:style style:name="P1" style:family="paragraph" style:parent-style-name="Standard">
      <style:text-properties officeooo:paragraph-rsid="001a84a7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a84a7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a84a7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officeooo:paragraph-rsid="001a84a7" style:font-name-complex="Arial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language="es" fo:country="GT" officeooo:paragraph-rsid="001a84a7" style:font-name-complex="Arial3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paragraph-rsid="001a84a7" style:font-weight-asian="bold" style:font-weight-complex="bold"/>
    </style:style>
    <style:style style:name="P7" style:family="paragraph" style:parent-style-name="Standard" style:list-style-name="WWNum2">
      <style:paragraph-properties fo:margin-top="0cm" fo:margin-bottom="0cm" loext:contextual-spacing="false" fo:line-height="100%"/>
      <style:text-properties fo:language="en" fo:country="US" officeooo:paragraph-rsid="001a84a7"/>
    </style:style>
    <style:style style:name="P8" style:family="paragraph" style:parent-style-name="Standard" style:list-style-name="WWNum3">
      <style:paragraph-properties fo:margin-top="0cm" fo:margin-bottom="0cm" loext:contextual-spacing="false" fo:line-height="100%"/>
      <style:text-properties fo:language="en" fo:country="US" officeooo:paragraph-rsid="001a84a7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language="en" fo:country="US" officeooo:paragraph-rsid="001a84a7"/>
    </style:style>
    <style:style style:name="P10" style:family="paragraph" style:parent-style-name="Standard" style:list-style-name="WWNum1">
      <style:paragraph-properties fo:margin-top="0cm" fo:margin-bottom="0cm" loext:contextual-spacing="false" fo:line-height="100%"/>
      <style:text-properties fo:language="en" fo:country="US" officeooo:paragraph-rsid="001a84a7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a84a7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1a84a7"/>
    </style:style>
    <style:style style:name="P13" style:family="paragraph" style:parent-style-name="Standard" style:master-page-name="Standard">
      <style:paragraph-properties fo:margin-top="0cm" fo:margin-bottom="0cm" loext:contextual-spacing="false" style:page-number="auto"/>
      <style:text-properties officeooo:paragraph-rsid="001a84a7"/>
    </style:style>
    <style:style style:name="P14" style:family="paragraph" style:parent-style-name="Standard" style:master-page-name="Standard">
      <style:paragraph-properties fo:margin-top="0cm" fo:margin-bottom="0cm" loext:contextual-spacing="false" style:page-number="auto"/>
      <style:text-properties officeooo:paragraph-rsid="001a84a7"/>
    </style:style>
    <style:style style:name="P15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paragraph-rsid="001a84a7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language="es" fo:country="GT" officeooo:paragraph-rsid="001a84a7" style:font-name-complex="Arial3"/>
    </style:style>
    <style:style style:name="P17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language="en" fo:country="US" officeooo:paragraph-rsid="001a84a7" style:font-name-complex="Arial3"/>
    </style:style>
    <style:style style:name="T1" style:family="text">
      <style:text-properties style:font-name="Arial" fo:font-weight="bold" style:font-weight-asian="bold" style:font-name-complex="Arial3"/>
    </style:style>
    <style:style style:name="T2" style:family="text">
      <style:text-properties style:font-name="Arial" style:font-name-complex="Arial3"/>
    </style:style>
    <style:style style:name="T3" style:family="text">
      <style:text-properties style:font-name="Arial" officeooo:rsid="0018b748" style:font-name-complex="Arial3"/>
    </style:style>
    <style:style style:name="T4" style:family="text">
      <style:text-properties style:font-name="Arial" fo:language="es" fo:country="GT" fo:font-weight="bold" style:font-weight-asian="bold" style:font-name-complex="Arial3"/>
    </style:style>
    <style:style style:name="T5" style:family="text">
      <style:text-properties style:font-name="Arial" fo:language="es" fo:country="GT" style:font-name-complex="Arial3"/>
    </style:style>
    <style:style style:name="T6" style:family="text">
      <style:text-properties style:font-name="Arial" fo:language="es" fo:country="GT" officeooo:rsid="001a84a7" style:font-name-complex="Arial3"/>
    </style:style>
    <style:style style:name="T7" style:family="text">
      <style:text-properties fo:color="#000000" style:font-name-asian="Times New Roman" style:language-asian="es" style:country-asian="GT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CENTRO PEDAGÓGICO ANTIGÜEÑO Y SU JARDÍN INFANTIL SNOOY “C.P.A.”</text:span></text:p>
      <text:p text:style-name="P12"><text:span text:style-name="T1">GRADO:</text:span><text:span text:style-name="T2"> </text:span><text:span text:style-name="T3">Tercero</text:span><text:span text:style-name="T2"> Básico.<text:tab/>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12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rows-spanned="2" office:value-type="string">
            <text:p text:style-name="P2"><text:span text:style-name="T4">Competencia</text:span></text:p>
          </table:table-cell>
          <table:table-cell table:style-name="Table9.A1" office:value-type="string">
            <text:p text:style-name="P2"><text:span text:style-name="T4">Contenidos</text:span></text:p>
          </table:table-cell>
          <table:table-cell table:style-name="Table9.A1" table:number-rows-spanned="2" office:value-type="string">
            <text:p text:style-name="P2"><text:span text:style-name="T4">Actividades / Herramientas</text:span></text:p>
          </table:table-cell>
          <table:table-cell table:style-name="Table9.A1" table:number-rows-spanned="2" office:value-type="string">
            <text:p text:style-name="P2"><text:span text:style-name="T4">Evaluación</text:span></text:p>
          </table:table-cell>
          <table:table-cell table:style-name="Table9.A1" table:number-rows-spanned="2" office:value-type="string">
            <text:p text:style-name="P2"><text:span text:style-name="T4">Indicadores de logro</text:span></text:p>
          </table:table-cell>
        </table:table-row>
        <table:table-row table:style-name="Table9.2">
          <table:covered-table-cell/>
          <table:table-cell table:style-name="Table9.A1" office:value-type="string">
            <text:p text:style-name="P2"><text:span text:style-name="T4">Conceptual.</text:span></text:p>
          </table:table-cell>
          <table:covered-table-cell/>
          <table:covered-table-cell/>
          <table:covered-table-cell/>
        </table:table-row>
        <table:table-row table:style-name="Table9.3">
          <table:table-cell table:style-name="Table9.A3" office:value-type="string">
            <text:p text:style-name="P3"/>
            <text:p text:style-name="P3">1. Comparte su experiencia, conocimientos, habilidades y conceptos tecnológicos con los demás.</text:p>
          </table:table-cell>
          <table:table-cell table:style-name="Table9.B3" office:value-type="string">
            <text:p text:style-name="P12"><text:span text:style-name="T5"/></text:p>
            <text:p text:style-name="P12"><text:span text:style-name="T5">1.1.1. </text:span><text:span text:style-name="T6">Problemas de Lógica </text:span><text:span text:style-name="T5">Buscadores generales, buscadores temáticos y buscadores multiples.</text:span></text:p>
            <text:p text:style-name="P12"><text:span text:style-name="T5">1.1.2. Opciones avanzadas que ofrecen los motores de búsqueda más conocidos.</text:span></text:p>
            <text:p text:style-name="P12"><text:span text:style-name="T5">1.2.1. Aprendizaje visual y sus métodos.</text:span></text:p>
            <text:p text:style-name="P12"><text:span text:style-name="T5">1.2.2. Elementos de la estructura de un material multimedia.</text:span></text:p>
            <text:p text:style-name="P12"><text:span text:style-name="T5">1.3.1. Edición de información relacionada con la red social.</text:span></text:p>
            <text:p text:style-name="P12"><text:span text:style-name="T5">1.3.2. Audiencia (grupo objetivo) y medios.</text:span></text:p>
            <text:p text:style-name="P12"><text:span text:style-name="T5">1.3.3. Intercambio de información a través de redes sociales.</text:span></text:p>
          </table:table-cell>
          <table:table-cell table:style-name="Table9.C3" office:value-type="string">
            <text:p text:style-name="P4"/>
            <text:p text:style-name="P4"/>
            <text:p text:style-name="P6"><text:span text:style-name="T2">ACTIVIDADES</text:span></text:p>
            <text:list xml:id="list331488700" text:style-name="WWNum2">
              <text:list-item>
                <text:p text:style-name="P7"><text:span text:style-name="T2">Realizar ejercicios en la computadora.</text:span></text:p>
              </text:list-item>
              <text:list-item>
                <text:p text:style-name="P7"><text:span text:style-name="T2">Realizar hojas de trabajo en clase.</text:span></text:p>
              </text:list-item>
              <text:list-item>
                <text:p text:style-name="P7"><text:span text:style-name="T2">Realizar tareas en casa sobre el programa.</text:span></text:p>
              </text:list-item>
              <text:list-item>
                <text:p text:style-name="P7"><text:span text:style-name="T2">Visualizar las partes y herramientas.</text:span></text:p>
              </text:list-item>
              <text:list-item>
                <text:p text:style-name="P7"><text:span text:style-name="T2">Ejercicios en el cuaderno.</text:span></text:p>
              </text:list-item>
            </text:list>
            <text:p text:style-name="P4"/>
            <text:p text:style-name="P11"><text:span text:style-name="T1">HERRAMIENTAS</text:span></text:p>
            <text:list xml:id="list1660120773" text:style-name="WWNum3">
              <text:list-item>
                <text:p text:style-name="P8"><text:span text:style-name="T2">Humanos </text:span></text:p>
              </text:list-item>
              <text:list-item>
                <text:p text:style-name="P8"><text:span text:style-name="T2">visuales</text:span></text:p>
              </text:list-item>
              <text:list-item>
                <text:p text:style-name="P8"><text:span text:style-name="T2">naturales</text:span></text:p>
              </text:list-item>
              <text:list-item>
                <text:p text:style-name="P8"><text:span text:style-name="T2">objetos:</text:span></text:p>
              </text:list-item>
            </text:list>
            <text:p text:style-name="P11"><text:span text:style-name="T2">Equipo de computación</text:span></text:p>
          </table:table-cell>
          <table:table-cell table:style-name="Table9.D3" office:value-type="string"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Ejercicios </text:span></text:p>
            <text:p text:style-name="P9"><text:span text:style-name="T2">Tareas </text:span></text:p>
            <text:p text:style-name="P9"><text:span text:style-name="T2">Practica</text:span></text:p>
            <text:p text:style-name="P9"><text:span text:style-name="T2">Prueba objetiva </text:span></text:p>
            <text:p text:style-name="P4"/>
          </table:table-cell>
          <table:table-cell table:style-name="Table9.E3" office:value-type="string">
            <text:p text:style-name="P15"><text:span text:style-name="T7">1.1. Elige la herramienta y la plataforma apropiadas para transmitir sus ideas, trabajos o mensajes.</text:span></text:p>
            <text:p text:style-name="P15"><text:span text:style-name="T7">1.2. Diseña materiales digitales como infografías, simulaciones, gráficos u otro material multimedia.</text:span></text:p>
            <text:p text:style-name="P15"><text:span text:style-name="T7">1.3. Publica contenido en una estructura social compuesta de acuerdo con un criterio específico.</text:span></text:p>
          </table:table-cell>
        </table:table-row>
      </table:table>
      <text:p text:style-name="P12"><text:span text:style-name="T1"/></text:p>
      <text:p text:style-name="P12"><text:soft-page-break/><text:span text:style-name="T1">CENTRO PEDAGÓGICO ANTIGÜEÑO Y SU JARDÍN INFANTIL SNOOY “C.P.A.”</text:span></text:p>
      <text:p text:style-name="P12"><text:span text:style-name="T1">GRADO:</text:span><text:span text:style-name="T2"> Tercero Básico.<text:tab/>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12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2"><text:span text:style-name="T4">Competencia</text:span></text:p>
          </table:table-cell>
          <table:table-cell table:style-name="Table1.A1" office:value-type="string">
            <text:p text:style-name="P2"><text:span text:style-name="T4">Contenidos</text:span></text:p>
          </table:table-cell>
          <table:table-cell table:style-name="Table1.A1" table:number-rows-spanned="2" office:value-type="string">
            <text:p text:style-name="P2"><text:span text:style-name="T4">Actividades / Herramientas</text:span></text:p>
          </table:table-cell>
          <table:table-cell table:style-name="Table1.A1" table:number-rows-spanned="2" office:value-type="string">
            <text:p text:style-name="P2"><text:span text:style-name="T4">Evaluación</text:span></text:p>
          </table:table-cell>
          <table:table-cell table:style-name="Table1.A1" table:number-rows-spanned="2" office:value-type="string">
            <text:p text:style-name="P2"><text:span text:style-name="T4">Indicadores de logro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"><text:span text:style-name="T4">Conceptual.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"><text:span text:style-name="T5"><text:s/></text:span></text:p>
            <text:p text:style-name="P3"><text:span text:style-name="T5"/></text:p>
            <text:p text:style-name="P5">2. Crea recursos innovadores para proponer soluciones a problemas de la vida cotidiana desde el campo tecnológico, interactuando con expertos y miembros de la comunidad.</text:p>
          </table:table-cell>
          <table:table-cell table:style-name="Table1.B3" office:value-type="string">
            <text:p text:style-name="P12"><text:span text:style-name="T5"><text:s/></text:span></text:p>
            <text:p text:style-name="P12"><text:span text:style-name="T5"/></text:p>
            <text:p text:style-name="P16">2.1.1. Entorno de trabajo de hojas de cálculos.</text:p>
            <text:p text:style-name="P16">2.2.2. Problemáticas educativas.</text:p>
            <text:p text:style-name="P16">2.2.3. Planificación de actividades (tablas digitales).</text:p>
            <text:p text:style-name="P16">2.2.1. Diseño y aplicación (entrevistas, encuestas, etc.) de manera electrónica.</text:p>
            <text:p text:style-name="P16">2.2.2. Tratamiento estadístico.</text:p>
            <text:p text:style-name="P16">2.2.3. Gráficas estadísticas.</text:p>
            <text:p text:style-name="P16">2.3.1. Informe del proceso de investigación.</text:p>
            <text:p text:style-name="P16">2.3.2. Modelos de exposición.</text:p>
            <text:p text:style-name="P16">2.3.3. Colgar en la web.</text:p>
          </table:table-cell>
          <table:table-cell table:style-name="Table1.C3" office:value-type="string">
            <text:p text:style-name="P4"/>
            <text:p text:style-name="P4"/>
            <text:p text:style-name="P11"><text:span text:style-name="T2">ACTIVIDADES</text:span></text:p>
            <text:list xml:id="list194544520869983" text:continue-list="list331488700" text:style-name="WWNum2">
              <text:list-item>
                <text:p text:style-name="P7"><text:span text:style-name="T2">Realizar ejercicios en la computadora.</text:span></text:p>
              </text:list-item>
              <text:list-item>
                <text:p text:style-name="P7"><text:span text:style-name="T2">Realizar hojas de trabajo en clase.</text:span></text:p>
              </text:list-item>
              <text:list-item>
                <text:p text:style-name="P7"><text:span text:style-name="T2">Realizar tareas en casa sobre el programa.</text:span></text:p>
              </text:list-item>
              <text:list-item>
                <text:p text:style-name="P7"><text:span text:style-name="T2">Visualizar las partes y herramientas.</text:span></text:p>
              </text:list-item>
              <text:list-item>
                <text:p text:style-name="P7"><text:span text:style-name="T2">Ejercicios en el cuaderno.</text:span></text:p>
              </text:list-item>
            </text:list>
            <text:p text:style-name="P4"/>
            <text:p text:style-name="P11"><text:span text:style-name="T1">HERRAMIENTAS</text:span></text:p>
            <text:list xml:id="list194544325730252" text:continue-list="list1660120773" text:style-name="WWNum3">
              <text:list-item>
                <text:p text:style-name="P8"><text:span text:style-name="T2">Humanos </text:span></text:p>
              </text:list-item>
              <text:list-item>
                <text:p text:style-name="P8"><text:span text:style-name="T2">visuales</text:span></text:p>
              </text:list-item>
            </text:list>
            <text:list xml:id="list1152147817" text:style-name="WWNum1">
              <text:list-item>
                <text:p text:style-name="P10"><text:span text:style-name="T2">naturales</text:span></text:p>
              </text:list-item>
              <text:list-item>
                <text:p text:style-name="P10"><text:span text:style-name="T2">objetos:</text:span></text:p>
              </text:list-item>
            </text:list>
            <text:p text:style-name="P11"><text:span text:style-name="T2">Equipo de computación</text:span></text:p>
          </table:table-cell>
          <table:table-cell table:style-name="Table1.D3" office:value-type="string"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Ejercicios </text:span></text:p>
            <text:p text:style-name="P9"><text:span text:style-name="T2">Tareas </text:span></text:p>
            <text:p text:style-name="P9"><text:span text:style-name="T2">Practica</text:span></text:p>
            <text:p text:style-name="P9"><text:span text:style-name="T2">Prueba objetiva </text:span></text:p>
            <text:p text:style-name="P4"/>
          </table:table-cell>
          <table:table-cell table:style-name="Table1.E3" office:value-type="string">
            <text:p text:style-name="P17"/>
            <text:p text:style-name="P11"><text:span text:style-name="T2"><text:s/></text:span></text:p>
            <text:p text:style-name="P11"><text:span text:style-name="T2">2.1. Utiliza aplicaciones tecnológicas para el análisis de datos, planificador digital etc. que faciliten la propuesta de soluciones a un problema de carácter educativo o comunitario.</text:span></text:p>
            <text:p text:style-name="P11"><text:span text:style-name="T2"/></text:p>
            <text:p text:style-name="P11"><text:span text:style-name="T2">2.2. Recolecta datos o identifica patrones relevantes mediante el uso de herramientas para la toma de decisiones.</text:span></text:p>
            <text:p text:style-name="P11"><text:span text:style-name="T2"/></text:p>
            <text:p text:style-name="P11"><text:span text:style-name="T2">2.3. Comparte soluciones creativas utilizando texto, imágenes y video, de diferentes fuentes</text:span></text:p>
          </table:table-cell>
        </table:table-row>
      </table:table>
      <text:p text:style-name="P1"/>
      <text:p text:style-name="P13"><text:span text:style-name="T1">CENTRO PEDAGÓGICO ANTIGÜEÑO Y SU JARDÍN INFANTIL SNOOY “C.P.A.”</text:span></text:p>
      <text:p text:style-name="P12"><text:span text:style-name="T1">GRADO:</text:span><text:span text:style-name="T2"> Tercero Básico.<text:tab/><text:tab/><text:tab/><text:tab/></text:span><text:span text:style-name="T1">SECCIÓN: </text:span><text:span text:style-name="T2">Única. <text:s/><text:tab/><text:tab/><text:tab/><text:tab/><text:tab/><text:tab/></text:span><text:span text:style-name="T1">ÁREA: </text:span><text:span text:style-name="T2">Computación.</text:span></text:p>
      <text:p text:style-name="P12"><text:span text:style-name="T1">PROFESOR: </text:span><text:span text:style-name="T2">Junior L. Cárdenas A.</text:span><text:span text:style-name="T1"> </text:span><text:span text:style-name="T2"><text:s text:c="17"/></text:span><text:span text:style-name="T1">PLAN ANUAL <text:s text:c="45"/><text:tab/><text:tab/>CICLO ESCOLAR</text:span><text:span text:style-name="T2">: 2,019.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2"><text:span text:style-name="T4">Competencia</text:span></text:p>
          </table:table-cell>
          <table:table-cell table:style-name="Table2.A1" office:value-type="string">
            <text:p text:style-name="P2"><text:span text:style-name="T4">Contenidos</text:span></text:p>
          </table:table-cell>
          <table:table-cell table:style-name="Table2.A1" table:number-rows-spanned="2" office:value-type="string">
            <text:p text:style-name="P2"><text:span text:style-name="T4">Actividades / Herramientas</text:span></text:p>
          </table:table-cell>
          <table:table-cell table:style-name="Table2.A1" table:number-rows-spanned="2" office:value-type="string">
            <text:p text:style-name="P2"><text:span text:style-name="T4">Evaluación</text:span></text:p>
          </table:table-cell>
          <table:table-cell table:style-name="Table2.A1" table:number-rows-spanned="2" office:value-type="string">
            <text:p text:style-name="P2"><text:span text:style-name="T4">Indicadores de logro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"><text:span text:style-name="T4">Conceptual.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3"><text:span text:style-name="T5"><text:s/></text:span></text:p>
            <text:p text:style-name="P5">3. Interactúa socialmente en línea, respetando y aceptando las normas grupales.</text:p>
          </table:table-cell>
          <table:table-cell table:style-name="Table2.B3" office:value-type="string">
            <text:p text:style-name="P12"><text:span text:style-name="T5"><text:s/></text:span></text:p>
            <text:p text:style-name="P16">3.1.1. Ciudadanía digital .</text:p>
            <text:p text:style-name="P16">3.1.2. Bullying y ciberacoso.</text:p>
            <text:p text:style-name="P16">3.1.3. Plataformas sociales.</text:p>
            <text:p text:style-name="P16">3.2.1. Plataformas colaborativas (Google Drive, One Drive, Icloud, Dropbox, etc).</text:p>
            <text:p text:style-name="P16">3.2.2. Problemas comunitarios.</text:p>
            <text:p text:style-name="P16">3.2.3. Blog, Wiki, video</text:p>
            <text:p text:style-name="P16">3.3.1. Investigación y sus etapas.</text:p>
            <text:p text:style-name="P16">3.3.2. Tendencias laborales en plataformas sociales.</text:p>
            <text:p text:style-name="P16">3.3.3. Opciones avanzadas de las plataformas sociales: configuraciones de aspecto de pantalla, privacidad, cancelar cuenta.</text:p>
          </table:table-cell>
          <table:table-cell table:style-name="Table2.C3" office:value-type="string">
            <text:p text:style-name="P4"/>
            <text:p text:style-name="P4"/>
            <text:p text:style-name="P11"><text:span text:style-name="T2">ACTIVIDADES</text:span></text:p>
            <text:list xml:id="list194544516620847" text:continue-list="list194544520869983" text:style-name="WWNum2">
              <text:list-item>
                <text:p text:style-name="P7"><text:span text:style-name="T2">Realizar ejercicios en la computadora.</text:span></text:p>
              </text:list-item>
              <text:list-item>
                <text:p text:style-name="P7"><text:span text:style-name="T2">Realizar hojas de trabajo en clase.</text:span></text:p>
              </text:list-item>
              <text:list-item>
                <text:p text:style-name="P7"><text:span text:style-name="T2">Realizar tareas en casa sobre el programa.</text:span></text:p>
              </text:list-item>
              <text:list-item>
                <text:p text:style-name="P7"><text:span text:style-name="T2">Visualizar las partes y herramientas.</text:span></text:p>
              </text:list-item>
              <text:list-item>
                <text:p text:style-name="P7"><text:span text:style-name="T2">Ejercicios en el cuaderno.</text:span></text:p>
              </text:list-item>
            </text:list>
            <text:p text:style-name="P4"/>
            <text:p text:style-name="P11"><text:span text:style-name="T1">HERRAMIENTAS</text:span></text:p>
            <text:list xml:id="list194545578415649" text:continue-list="list194544325730252" text:style-name="WWNum3">
              <text:list-item>
                <text:p text:style-name="P8"><text:span text:style-name="T2">Humanos </text:span></text:p>
              </text:list-item>
              <text:list-item>
                <text:p text:style-name="P8"><text:span text:style-name="T2">visuales</text:span></text:p>
              </text:list-item>
            </text:list>
            <text:list xml:id="list194543963782703" text:continue-list="list1152147817" text:style-name="WWNum1">
              <text:list-item>
                <text:p text:style-name="P10"><text:span text:style-name="T2">naturales</text:span></text:p>
              </text:list-item>
              <text:list-item>
                <text:p text:style-name="P10"><text:span text:style-name="T2">objetos:</text:span></text:p>
              </text:list-item>
            </text:list>
            <text:p text:style-name="P11"><text:span text:style-name="T2">Equipo de computación</text:span></text:p>
          </table:table-cell>
          <table:table-cell table:style-name="Table2.D3" office:value-type="string"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Ejercicios </text:span></text:p>
            <text:p text:style-name="P9"><text:span text:style-name="T2">Tareas </text:span></text:p>
            <text:p text:style-name="P9"><text:span text:style-name="T2">Practica</text:span></text:p>
            <text:p text:style-name="P9"><text:span text:style-name="T2">Prueba objetiva </text:span></text:p>
            <text:p text:style-name="P4"/>
          </table:table-cell>
          <table:table-cell table:style-name="Table2.E3" office:value-type="string">
            <text:p text:style-name="P17"/>
            <text:p text:style-name="P11"><text:span text:style-name="T2">3.1. Interactúa en la web de forma ética con personas de otras culturas, de forma que pueda ampliar su punto de vista y aprendizaje.</text:span></text:p>
            <text:p text:style-name="P11"><text:span text:style-name="T2"/></text:p>
            <text:p text:style-name="P11"><text:span text:style-name="T2"/></text:p>
            <text:p text:style-name="P11"><text:span text:style-name="T2">3.2. Crea y comparte trabajos abordando problemas comunitarios en plataformas colaborativas.</text:span></text:p>
            <text:p text:style-name="P11"><text:span text:style-name="T2"/></text:p>
            <text:p text:style-name="P11"><text:span text:style-name="T2"/></text:p>
            <text:p text:style-name="P11"><text:span text:style-name="T2">3.3. Explora problemas o necesidades de la comunidad y utiliza tecnología colaborativa para encontrar soluciones juntamente con sus compañeros y profesor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="Arial" fo:font-family="Arial" style:font-family-generic="roman" style:font-pitch="variable" style:font-name-asian="Calibri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9:31:51.797830470</meta:creation-date>
    <dc:date>2019-01-21T19:45:43.301645737</dc:date>
    <meta:editing-duration>PT51S</meta:editing-duration>
    <meta:editing-cycles>1</meta:editing-cycles>
    <meta:document-statistic meta:table-count="3" meta:image-count="0" meta:object-count="0" meta:page-count="3" meta:paragraph-count="117" meta:word-count="621" meta:character-count="4598" meta:non-whitespace-character-count="3877"/>
    <meta:generator>LibreOffice/6.1.4.2$Linux_X86_64 LibreOffice_project/9d0f32d1f0b509096fd65e0d4bec26ddd1938fd3</meta:generator>
  </office:meta>
</office:document-meta>
</file>